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fdd7" officeooo:paragraph-rsid="000afdd7"/>
    </style:style>
    <style:style style:name="P2" style:family="paragraph" style:parent-style-name="Standard">
      <style:text-properties officeooo:rsid="000caf79" officeooo:paragraph-rsid="000caf79"/>
    </style:style>
    <style:style style:name="P3" style:family="paragraph" style:parent-style-name="Standard">
      <style:text-properties officeooo:rsid="000e67c2" officeooo:paragraph-rsid="000e67c2"/>
    </style:style>
    <style:style style:name="P4" style:family="paragraph" style:parent-style-name="Standard">
      <style:text-properties officeooo:rsid="0013efd4" officeooo:paragraph-rsid="0013efd4"/>
    </style:style>
    <style:style style:name="P5" style:family="paragraph" style:parent-style-name="Standard">
      <style:text-properties officeooo:rsid="0015a3a3" officeooo:paragraph-rsid="0015a3a3"/>
    </style:style>
    <style:style style:name="P6" style:family="paragraph" style:parent-style-name="Standard">
      <style:text-properties officeooo:rsid="0013efd4" officeooo:paragraph-rsid="0013efd4"/>
    </style:style>
    <style:style style:name="P7" style:family="paragraph" style:parent-style-name="Standard">
      <style:text-properties officeooo:rsid="000e67c2" officeooo:paragraph-rsid="000e67c2"/>
    </style:style>
    <style:style style:name="P8" style:family="paragraph" style:parent-style-name="Standard">
      <style:text-properties officeooo:rsid="000caf79" officeooo:paragraph-rsid="000caf79"/>
    </style:style>
    <style:style style:name="T1" style:family="text">
      <style:text-properties officeooo:rsid="0013d53b"/>
    </style:style>
    <style:style style:name="T2" style:family="text">
      <style:text-properties officeooo:rsid="0017ed0c"/>
    </style:style>
    <style:style style:name="T3" style:family="text">
      <style:text-properties officeooo:rsid="00193ffe"/>
    </style:style>
    <style:style style:name="T4" style:family="text">
      <style:text-properties officeooo:rsid="001b050a"/>
    </style:style>
    <style:style style:name="T5" style:family="text">
      <style:text-properties officeooo:rsid="001c695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022年06月23日09:56:30 <text:s/>record <text:s/>sunny <text:line-break/></text:p>
      <text:p text:style-name="P2">1. EPSON_BB 代码修改 <text:span text:style-name="T4">1D ,</text:span></text:p>
      <text:p text:style-name="P2"/>
      <text:p text:style-name="P3">- <text:s/>音量+，- 功能正常，但是只是能调整<text:span text:style-name="T5">6个等级。</text:span></text:p>
      <text:p text:style-name="P3">- <text:s/>亮度等级</text:p>
      <text:p text:style-name="P3">- <text:s/>睡眠模式，没有看掉，还需要休眠问题。</text:p>
      <text:p text:style-name="P3"/>
      <text:p text:style-name="P3"/>
      <text:p text:style-name="P3">2.<text:span text:style-name="T1">DPVR偶现点亮后息屏问题，</text:span></text:p>
      <text:p text:style-name="P3">- 息屏<text:span text:style-name="T1">后能点亮，目前日志判断是，上电会检测不到vsync，te状态。</text:span></text:p>
      <text:p text:style-name="P2"/>
      <text:p text:style-name="P2"/>
      <text:p text:style-name="P4">3. DPVR 的命令，返回值第1个字节是01，用的是windows usb客户端。</text:p>
      <text:p text:style-name="P4">- 亮度等级，返回值为<text:span text:style-name="T2">0.</text:span></text:p>
      <text:p text:style-name="P4">- <text:s/>获取速度，返回值为<text:span text:style-name="T3">255.</text:span></text:p>
      <text:p text:style-name="P4"/>
      <text:p text:style-name="P4"/>
      <text:p text:style-name="P5">4. DPVR HID 命令会导致，imu不会上报数据。</text:p>
      <text:p text:style-name="P5">- 0x02 BE 9A 02 01 01</text:p>
      <text:p text:style-name="P5">- 0x02 FE 20 16 02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3T09:56:22.549591975</meta:creation-date>
    <dc:date>2022-06-23T20:19:50.511638091</dc:date>
    <meta:editing-duration>PT1H8M14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1" meta:paragraph-count="13" meta:word-count="182" meta:character-count="300" meta:non-whitespace-character-count="262"/>
  </office:meta>
</office:document-meta>
</file>